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307">
            <text:p>307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66">
            <text:p>366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1263">
            <text:p>1263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355">
            <text:p>355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2" office:value-type="string">
            <text:p>Babysittee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233">
            <text:p>233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471">
            <text:p>471</text:p>
          </table:table-cell>
        </table:table-row>
        <table:table-row table:style-name="ro2">
          <table:table-cell table:style-name="ce22" office:value-type="string">
            <text:p>Stranger</text:p>
          </table:table-cell>
          <table:table-cell table:style-name="ce22" office:value-type="float" office:value="424">
            <text:p>42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95">
            <text:p>79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4989">
            <text:p>4989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3808">
            <text:p>3808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703">
            <text:p>70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office:value-type="float" office:value="5205">
            <text:p>5205</text:p>
          </table:table-cell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332">
            <text:p>332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462">
            <text:p>46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1167">
            <text:p>1167</text:p>
          </table:table-cell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379">
            <text:p>379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2038">
            <text:p>2038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0">
            <text:p>40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26">
            <text:p>1826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308">
            <text:p>30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34">
            <text:p>2834</text:p>
          </table:table-cell>
          <table:table-cell table:style-name="ce22" office:value-type="float" office:value="1219">
            <text:p>1219</text:p>
          </table:table-cell>
          <table:table-cell table:style-name="ce22" office:value-type="float" office:value="470">
            <text:p>4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